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803f" officeooo:paragraph-rsid="00226dd1"/>
    </style:style>
    <style:style style:name="P2" style:family="paragraph" style:parent-style-name="Standard">
      <style:text-properties officeooo:rsid="001b5e1c" officeooo:paragraph-rsid="001b5e1c"/>
    </style:style>
    <style:style style:name="P3" style:family="paragraph" style:parent-style-name="Standard">
      <style:text-properties officeooo:rsid="001c026e" officeooo:paragraph-rsid="001c026e"/>
    </style:style>
    <style:style style:name="P4" style:family="paragraph" style:parent-style-name="Standard">
      <style:text-properties officeooo:rsid="001dbfb8" officeooo:paragraph-rsid="001dbfb8"/>
    </style:style>
    <style:style style:name="P5" style:family="paragraph" style:parent-style-name="Standard">
      <style:text-properties officeooo:rsid="001e3673" officeooo:paragraph-rsid="001e3673"/>
    </style:style>
    <style:style style:name="P6" style:family="paragraph" style:parent-style-name="Standard">
      <style:text-properties officeooo:rsid="001e3673" officeooo:paragraph-rsid="00226dd1"/>
    </style:style>
    <style:style style:name="P7" style:family="paragraph" style:parent-style-name="Standard">
      <style:text-properties officeooo:rsid="001e4a0a" officeooo:paragraph-rsid="001e4a0a"/>
    </style:style>
    <style:style style:name="P8" style:family="paragraph" style:parent-style-name="Standard">
      <style:text-properties officeooo:rsid="001f9929" officeooo:paragraph-rsid="001f9929"/>
    </style:style>
    <style:style style:name="P9" style:family="paragraph" style:parent-style-name="Standard">
      <style:text-properties officeooo:rsid="00212fea" officeooo:paragraph-rsid="00212fea"/>
    </style:style>
    <style:style style:name="P10" style:family="paragraph" style:parent-style-name="Standard">
      <style:text-properties officeooo:rsid="00230776" officeooo:paragraph-rsid="00230776"/>
    </style:style>
    <style:style style:name="P11" style:family="paragraph" style:parent-style-name="Standard">
      <style:text-properties officeooo:rsid="00230776" officeooo:paragraph-rsid="00258fa2"/>
    </style:style>
    <style:style style:name="P12" style:family="paragraph" style:parent-style-name="Standard">
      <style:text-properties officeooo:rsid="0025b2f6" officeooo:paragraph-rsid="0025b2f6"/>
    </style:style>
    <style:style style:name="P13" style:family="paragraph" style:parent-style-name="Standard">
      <style:text-properties style:text-underline-style="solid" style:text-underline-width="auto" style:text-underline-color="font-color" fo:font-weight="bold" officeooo:rsid="001dbfb8" officeooo:paragraph-rsid="001dbfb8"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80f7d" officeooo:paragraph-rsid="00280f7d"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9e7e8" officeooo:paragraph-rsid="0029e7e8" style:font-weight-asian="bold" style:font-weight-complex="bold"/>
    </style:style>
    <style:style style:name="P16" style:family="paragraph" style:parent-style-name="Standard">
      <style:text-properties style:text-underline-style="none" fo:font-weight="normal" officeooo:rsid="00280f7d" officeooo:paragraph-rsid="0029222f" style:font-weight-asian="normal" style:font-weight-complex="normal"/>
    </style:style>
    <style:style style:name="P17" style:family="paragraph" style:parent-style-name="Standard">
      <style:text-properties style:text-underline-style="none" fo:font-weight="normal" officeooo:rsid="0028ed02" officeooo:paragraph-rsid="0028ed02" style:font-weight-asian="normal" style:font-weight-complex="normal"/>
    </style:style>
    <style:style style:name="P18" style:family="paragraph" style:parent-style-name="Standard">
      <style:text-properties style:text-underline-style="none" fo:font-weight="normal" officeooo:rsid="0029e7e8" officeooo:paragraph-rsid="0029e7e8" style:font-weight-asian="normal" style:font-weight-complex="normal"/>
    </style:style>
    <style:style style:name="P19" style:family="paragraph" style:parent-style-name="Standard">
      <style:text-properties style:text-underline-style="none" fo:font-weight="normal" officeooo:rsid="002b42cf" officeooo:paragraph-rsid="002b42cf" style:font-weight-asian="normal" style:font-weight-complex="normal"/>
    </style:style>
    <style:style style:name="P20" style:family="paragraph" style:parent-style-name="Standard">
      <style:text-properties style:text-underline-style="none" fo:font-weight="normal" officeooo:rsid="002e984f" officeooo:paragraph-rsid="002e984f" style:font-weight-asian="normal" style:font-weight-complex="normal"/>
    </style:style>
    <style:style style:name="P21" style:family="paragraph" style:parent-style-name="Standard">
      <style:text-properties officeooo:rsid="0026ae40" officeooo:paragraph-rsid="0026ae40"/>
    </style:style>
    <style:style style:name="P22" style:family="paragraph" style:parent-style-name="Standard">
      <style:text-properties officeooo:rsid="002b42cf" officeooo:paragraph-rsid="002b42cf"/>
    </style:style>
    <style:style style:name="P23" style:family="paragraph" style:parent-style-name="Standard">
      <style:text-properties officeooo:rsid="002f3355" officeooo:paragraph-rsid="002f3355"/>
    </style:style>
    <style:style style:name="T1" style:family="text">
      <style:text-properties officeooo:rsid="001c026e"/>
    </style:style>
    <style:style style:name="T2" style:family="text">
      <style:text-properties officeooo:rsid="001e3673"/>
    </style:style>
    <style:style style:name="T3" style:family="text">
      <style:text-properties officeooo:rsid="001e4a0a"/>
    </style:style>
    <style:style style:name="T4" style:family="text">
      <style:text-properties officeooo:rsid="001f9929"/>
    </style:style>
    <style:style style:name="T5" style:family="text">
      <style:text-properties officeooo:rsid="00226dd1"/>
    </style:style>
    <style:style style:name="T6" style:family="text">
      <style:text-properties officeooo:rsid="00230776"/>
    </style:style>
    <style:style style:name="T7" style:family="text">
      <style:text-properties officeooo:rsid="0023a7b8"/>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6ae40"/>
    </style:style>
    <style:style style:name="T10" style:family="text">
      <style:text-properties officeooo:rsid="0028ed02"/>
    </style:style>
    <style:style style:name="T11" style:family="text">
      <style:text-properties officeooo:rsid="0029222f"/>
    </style:style>
    <style:style style:name="T12" style:family="text">
      <style:text-properties officeooo:rsid="002b42cf"/>
    </style:style>
    <style:style style:name="T13" style:family="text">
      <style:text-properties officeooo:rsid="002dda72"/>
    </style:style>
    <style:style style:name="T14" style:family="text">
      <style:text-properties officeooo:rsid="003080af"/>
    </style:style>
    <style:style style:name="T15" style:family="text">
      <style:text-properties officeooo:rsid="00323f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Add-in:</text:span></text:p>
      <text:p text:style-name="P1"><text:span text:style-name="T5">torch . set ̇grad ̇enabled ( False )</text:span></text:p>
      <text:p text:style-name="P6"><text:span text:style-name="T5">change:</text:span></text:p>
      <text:p text:style-name="P6">param</text:p>
      <text:p text:style-name="P5">step</text:p>
      <text:p text:style-name="P5"/>
      <text:p text:style-name="P2"><text:span text:style-name="T8">Introduction:</text:span><text:line-break/>The goal of this project is to design and implement a framework which substitutes some of the PyTorch framework’s functionalities. This mini “deep learning framework” uses some of the more basic PyTorch components such as tensor operations, but does without the forward, backward, autograd, neural modules and other functions. </text:p>
      <text:p text:style-name="P2"/>
      <text:p text:style-name="P3">The main task the framework should be able to achieve is to create a specific network, train it, and compute the training and testing errors. </text:p>
      <text:p text:style-name="P3"/>
      <text:p text:style-name="P3">In particular, the specific network architecture to be implemented consists of a network with two input units, two output units, three hidden layers of 25 units, and should be trained with MSE loss and SGD optimization.</text:p>
      <text:p text:style-name="P2"/>
      <text:p text:style-name="P2">The dataset is generated within the <text:span text:style-name="T1">code. The data consists of a train and test set of 1000 points, sampled uniformly within [0,1]x[0,1]. The label is set to 1 if the point is within a disk of radius 1/2*pi, and 0 if not. </text:span></text:p>
      <text:p text:style-name="P12">Therefore the task at hand is a classification one.</text:p>
      <text:p text:style-name="P5"/>
      <text:p text:style-name="P13">Architecture:</text:p>
      <text:p text:style-name="P4">The idea behind the framework detailed here is that even though the code implemented does not fully supplement t<text:span text:style-name="T2">he PyTorch functionalities, the overall architecture is flexible and modular enough to allow expansion and add-ons to do that. In this case, because of the specific network requirements – a linear/MLP type model, with fully connected layers – a Convolutional Layer Module or Recursive Layer Module was not implemented. However, the code allows for later modules to be added to remedy this lack. Another example is the loss and optimization methods; MSE was deemed acceptable for the classification task at hand, and SGD yielded results that were also satisfactory. </text:span></text:p>
      <text:p text:style-name="P22">&lt;&lt;TALK ABOUT OVERRIDING&gt;&gt;</text:p>
      <text:p text:style-name="P5">The framework can be split into three two major parts: network modules, and complementary functions. <text:span text:style-name="T9">Each class contains its own methods, and each contains an initiation method named __init__() called upon instance creation.</text:span></text:p>
      <text:p text:style-name="P5">On one side, we have designed Module and Sequential classes. The Module class is the base building block of our network, and therefore should contain the forward, backward, and parameter functions. <text:span text:style-name="T3">In order to maintain a high degree of modularity, a parent class was defined with loose attributes and methods. The children classes can be divided</text:span> <text:span text:style-name="T3">into several classes, but can all be considered as the main components of the network. The first class is a Linear Module, which defines what a standard MLP is. This Linear layer module can be tailored to one’s needs, with variable input and output size, but is fully connected. </text:span></text:p>
      <text:p text:style-name="P7">&lt;&lt;SHOULD IMPLEMENT NON FULLY CONNECTED&gt;&gt; if time allows</text:p>
      <text:p text:style-name="P7">Secondly, we have activation functions, notably Tanh and ReLU. Third, we have losses – MSE loss in particular. </text:p>
      <text:p text:style-name="P7">The idea behind having these different components inherit the same class is that this way they can share the same main forward, backward and methods needed to run/train the model properly. <text:span text:style-name="T4">More </text:span><text:soft-page-break/><text:span text:style-name="T4">specifically, the forward method can be called similarly for a fully connected layer, as well as for an activation function.</text:span></text:p>
      <text:p text:style-name="P8">This also allows us to circumvent the autograd conundrum: there is no need to implement a method allowing derivation of any component, in our case we explicitly set derivatives within each children class backward method.</text:p>
      <text:p text:style-name="P9">The Sequential class is a class that allows the piecing of several network blocks, thereby enabling the creation of a custom network. The class initiation method creates the ordered sequence of network components, as one would read it from initial input to final output. <text:span text:style-name="T6">It takes a set of parameters in order to define the sequence: first a fully connected layer, than an activation layer, etc…</text:span></text:p>
      <text:p text:style-name="P10">This enables the user to customize the model based on performance.</text:p>
      <text:p text:style-name="P10">The loss function is not used in the model creation. This was designed such as to enable the comparison <text:s/>of different loss functions on one model externally. However, since the method needs to make use of the backward functionality of the network, it was designed as being a child of the Module class.</text:p>
      <text:p text:style-name="P11">On the other side, there are a number of supporting functionalities. First, an optimizer class was created, with some children classes such as SGD and SGD with momentum; more could be added (Adam optimizer, etc…). The parent class was created because all optimizers will be used in the same way: initialization with a set of parameters/weights, and update with a specific rule. To be able to train and test the model, another set of functions were created. These can be found in the Utils file. This file contains the model training method, a flexible functionality that can be called on with any model, loss criterion, data input, and optimizer. The testing method is implemented similarly. These two methods aim to replace the training method implemented in the PyTorch module – <text:span text:style-name="T7">model.train() and model.eval(). We have implemented a similar structure, with the training method computing an output by executing the forward pass of each element within the model in the order they are given – while logging the intermediary results – then computing the loss according to the specified criterion (MSE in our case). The loss gradients (w.r.t. the weights) are reset, then the backward pass is computed through each model element in the inverse order. The optimizer is then used to update the weights accordingly. Losses are logged, as are the best parameters – the ones that yield the minimal loss Looping is implemented to be able to train the model on different epochs. A batching system is also put in place. This training method is specific to a certain type of loss, since the best parameters are considered to be the minima of the loss function. </text:span></text:p>
      <text:p text:style-name="P23">The gradient re-setting function is implemented in the same way as the training one, meaning that th<text:span text:style-name="T15">e </text:span>overall model’s zero_gr<text:span text:style-name="T15">a</text:span>d() function iterates on its components and calls their own zero_grad() <text:span text:style-name="T14">methods (thus each layer’s gradient is reset).</text:span></text:p>
      <text:p text:style-name="P11"><text:span text:style-name="T7">The testing method is similar to the training one in its architecture, and of course only consists of a forward pass and no updating of weights is done, similar to the model.eval() function in PyTorch. The number of errors is logged.</text:span></text:p>
      <text:p text:style-name="P21">The Utils file contains the method used for data generation. This complementary file also contains data plotting functions both for the input dataset and the testing dataset. Both of these are specific to the dataset used in this case.</text:p>
      <text:p text:style-name="P21">The network is instan<text:span text:style-name="T11">t</text:span>iated through a file named test.py, which first defines the network characteristics (architecture, loss function used, optimizer, dataset input – both for training and testing, number of epochs for training, data-batching size) then trains the model, and tests it. </text:p>
      <text:p text:style-name="P21"/>
      <text:p text:style-name="P21"/>
      <text:p text:style-name="P14">Performance:</text:p>
      <text:p text:style-name="P17">A first round of testing was performed on our architecture, based on model creation parameters. Different dataset sizes, learning rates, epochs, batch sizes, number of hidden layers, <text:s/>and number of nodes within the layers were used to run iterations of the network. This round of testing aimed to <text:soft-page-break/>confirm that the evolution of parameters was consistent with what was theoretically expected; both in overall prediction accuracy, losses evolution, and physical training and testing time. </text:p>
      <text:p text:style-name="P17">&lt;&lt;NEED TO ACTUALLY RUN THIS…. <text:s/>AND INCLUDE RESULTS – <text:span text:style-name="T11">1 graph/table is sufficient</text:span>&gt;&gt;</text:p>
      <text:p text:style-name="P16">The network architecture created was tested time-wise and for the classification task at hand against the PyTorch equivalent. <text:span text:style-name="T10">The same parameters were used to create both models, as well as the same dataset.</text:span></text:p>
      <text:p text:style-name="P16"><text:span text:style-name="T11">&lt;&lt;ALSO NEED TO DO THIS… AND INCLUDE RESULTS – a table is sufficient&gt;&gt; </text:span></text:p>
      <text:p text:style-name="P20">It is important to note that this series of tests is limited and is in no way exhaustive but only aims to provide a sense of the framework’s ability at performing a single definite task.</text:p>
      <text:p text:style-name="P15">Discussion:</text:p>
      <text:p text:style-name="P19">The framework implemented remain simple enough that it can be expanded only through the creation of new classes and child classes. For instance, the implementation of a dropout feature could be done within the Fully Connected Layer class, by adding an attribute (Set to False by default) specifying the dropout rate. In the model’s forward pass method, based on the attribute value, the dropout feature could be run/not. Similarly, for a Convolutional Layer, a whole new child class could be implemented with its own features. This advantage is also inconvenient since there is some redundancy in the code. </text:p>
      <text:p text:style-name="P18"/>
      <text:p text:style-name="P18"><text:span text:style-name="T12">The framework itself is first limited because of the lack of different modalities implemented, yet it is also penalized by its explicitness and its lack of modularity.</text:span></text:p>
      <text:p text:style-name="P19">The most obvious examples are the training and testing methods which are implemented <text:span text:style-name="T13">with respect to the classification task at hand, and with respect to the loss considered. These methods can be improved and modularized.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1:02:54.396818502</meta:creation-date>
    <dc:date>2019-05-13T15:29:32.469165963</dc:date>
    <meta:editing-duration>PT3H26M11S</meta:editing-duration>
    <meta:editing-cycles>22</meta:editing-cycles>
    <meta:generator>LibreOffice/5.1.6.2$Linux_X86_64 LibreOffice_project/10m0$Build-2</meta:generator>
    <meta:document-statistic meta:table-count="0" meta:image-count="0" meta:object-count="0" meta:page-count="3" meta:paragraph-count="37" meta:word-count="1425" meta:character-count="8761" meta:non-whitespace-character-count="7350"/>
  </office:meta>
</office:document-meta>
</file>